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size="36pt" style:font-size-asian="36pt" style:font-size-complex="36pt"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style:font-weight-complex="bold" fo:font-size="22pt" style:font-size-asian="22pt" style:font-size-complex="22pt"/>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style:font-name="Calibri" style:font-name-asian="Times New Roman" style:font-name-complex="Times New Roman" style:language-asian="fr" style:country-asian="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Policepardéfaut" style:family="text">
      <style:text-properties style:font-name="Calibri" style:font-name-asian="Times New Roman" style:font-name-complex="Times New Roman" style:language-asian="fr" style:country-asian="FR"/>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7" style:parent-style-name="Policepardéfaut" style:family="text">
      <style:text-properties style:font-name="Calibri" style:font-name-asian="Times New Roman" style:font-name-complex="Times New Roman" style:language-asian="fr" style:country-asian="FR"/>
    </style:style>
    <style:style style:name="P2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9" style:parent-style-name="Policepardéfaut" style:family="text">
      <style:text-properties style:font-name="Calibri" style:font-name-asian="Times New Roman" style:font-name-complex="Times New Roman" style:language-asian="fr" style:country-asian="FR"/>
    </style:style>
    <style:style style:name="P3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1" style:parent-style-name="Policepardéfaut" style:family="text">
      <style:text-properties style:font-name="Calibri" style:font-name-asian="Times New Roman" style:font-name-complex="Times New Roman" style:language-asian="fr" style:country-asian="FR"/>
    </style:style>
    <style:style style:name="P3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3" style:parent-style-name="Policepardéfaut" style:family="text">
      <style:text-properties style:font-name="Calibri" style:font-name-asian="Times New Roman" style:font-name-complex="Times New Roman" style:language-asian="fr" style:country-asian="FR"/>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36" style:parent-style-name="Normal" style:family="paragraph">
      <style:paragraph-properties fo:text-align="end"/>
      <style:text-properties fo:font-style="italic" style:font-style-asian="italic" style:font-style-complex="italic" fo:font-size="16pt" style:font-size-asian="16pt" style:font-size-complex="16pt"/>
    </style:style>
    <style:style style:name="P37" style:parent-style-name="Normal" style:family="paragraph">
      <style:paragraph-properties fo:break-before="page"/>
    </style:style>
    <style:style style:name="P38" style:parent-style-name="Titre1"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break-before="page"/>
    </style:style>
    <style:style style:name="P55" style:parent-style-name="Titre1" style:family="paragraph"/>
    <style:style style:name="P56" style:parent-style-name="Normal" style:family="paragraph">
      <style:paragraph-properties fo:break-before="page"/>
    </style:style>
    <style:style style:name="P57" style:parent-style-name="Titre1" style:family="paragraph"/>
    <style:style style:name="T58" style:parent-style-name="Policepardéfaut" style:family="text">
      <style:text-properties fo:font-weight="bold" style:font-weight-asian="bold" style:font-weight-complex="bold"/>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Paragraphedeliste" style:family="paragraph">
      <style:text-properties fo:font-weight="bold" style:font-weight-asian="bold" style:font-weight-complex="bold"/>
    </style:style>
    <style:style style:name="P68" style:parent-style-name="Paragraphedeliste" style:family="paragraph"/>
    <style:style style:name="P69" style:parent-style-name="Paragraphedeliste" style:family="paragraph"/>
    <style:style style:name="P70" style:parent-style-name="Paragraphedeliste" style:family="paragraph"/>
    <style:style style:name="P71" style:parent-style-name="Paragraphedeliste" style:family="paragraph">
      <style:paragraph-properties fo:text-align="justify"/>
    </style:style>
    <style:style style:name="P72" style:parent-style-name="Paragraphedeliste" style:family="paragraph"/>
    <style:style style:name="P73" style:parent-style-name="Paragraphedeliste" style:family="paragraph"/>
    <style:style style:name="P74" style:parent-style-name="Paragraphedeliste" style:family="paragraph"/>
    <style:style style:name="P75" style:parent-style-name="Normal" style:family="paragraph">
      <style:paragraph-properties fo:text-align="justify"/>
    </style:style>
    <style:style style:name="P76" style:parent-style-name="Normal" style:family="paragraph">
      <style:paragraph-properties fo:text-align="justify"/>
      <style:text-properties fo:font-style="italic" style:font-style-asian="italic" style:font-style-complex="italic"/>
    </style:style>
    <style:style style:name="T77" style:parent-style-name="Policepardéfaut" style:family="text">
      <style:text-properties fo:font-style="italic" style:font-style-asian="italic" style:font-style-complex="italic"/>
    </style:style>
    <style:style style:name="T78" style:parent-style-name="Policepardéfaut" style:family="text">
      <style:text-properties fo:font-weight="bold" style:font-weight-asian="bold" style:font-weight-complex="bold" fo:font-style="italic" style:font-style-asian="italic" style:font-style-complex="italic"/>
    </style:style>
    <style:style style:name="T79" style:parent-style-name="Policepardéfaut" style:family="text">
      <style:text-properties fo:font-style="italic" style:font-style-asian="italic" style:font-style-complex="italic"/>
    </style:style>
    <style:style style:name="P80" style:parent-style-name="Normal" style:family="paragraph">
      <style:paragraph-properties fo:text-align="justify"/>
      <style:text-properties fo:font-style="italic" style:font-style-asian="italic" style:font-style-complex="italic"/>
    </style:style>
    <style:style style:name="P81" style:parent-style-name="Normal" style:family="paragraph">
      <style:paragraph-properties fo:break-before="page" fo:text-align="justify"/>
      <style:text-properties fo:font-style="italic" style:font-style-asian="italic" style:font-style-complex="italic"/>
    </style:style>
    <style:style style:name="P82" style:parent-style-name="Titre1" style:family="paragraph"/>
    <style:style style:name="P83" style:parent-style-name="Normal" style:family="paragraph">
      <style:paragraph-properties fo:break-before="page"/>
    </style:style>
    <style:style style:name="P84" style:parent-style-name="Titre1" style:family="paragraph"/>
    <style:style style:name="P85" style:parent-style-name="Paragraphedeliste" style:family="paragraph"/>
    <style:style style:name="P86" style:parent-style-name="Paragraphedeliste" style:family="paragraph"/>
    <style:style style:name="P87" style:parent-style-name="Paragraphedeliste" style:family="paragraph"/>
    <style:style style:name="P88" style:parent-style-name="Paragraphedeliste" style:family="paragraph"/>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Normal" style:family="paragraph">
      <style:paragraph-properties fo:break-before="page"/>
    </style:style>
    <style:style style:name="P93" style:parent-style-name="Titre1" style:family="paragraph"/>
    <style:style style:name="P94" style:parent-style-name="Normal" style:family="paragraph">
      <style:paragraph-properties fo:text-align="center"/>
    </style:style>
  </office:automatic-styles>
  <office:body>
    <office:text text:use-soft-page-breaks="true">
      <text:h text:style-name="P1" text:outline-level="1"><text:bookmark-start text:name="_Toc108101723"/><text:bookmark-start text:name="_Toc111533705"/><text:bookmark-start text:name="_Toc111535695"/>Dossier technique :<text:bookmark-end text:name="_Toc108101723"/><text:bookmark-end text:name="_Toc111533705"/><text:bookmark-end text:name="_Toc111535695"/></text:h>
      <text:p text:style-name="P16">Projet Super-hotel.fr – Spring API/Angular</text:p>
      <text:p text:style-name="Normal"/>
      <text:h text:style-name="En-têtedetabledesmatières" text:outline-level="1"><text:bookmark-start text:name="_Toc111533706"/><text:bookmark-start text:name="_Toc111535696"/>Table des matières<text:bookmark-end text:name="_Toc11153569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111535695" office:target-frame-name="_top" xlink:show="replace"><text:span text:style-name="Lienhypertexte">Dossier technique :</text:span><text:tab/>1</text:a></text:p>
          <text:p text:style-name="P18"><text:a xlink:href="#_Toc111535696" office:target-frame-name="_top" xlink:show="replace"><text:span text:style-name="Lienhypertexte">Table des matières</text:span><text:tab/>1</text:a></text:p>
          <text:p text:style-name="P19"><text:a xlink:href="#_Toc111535697" office:target-frame-name="_top" xlink:show="replace"><text:span text:style-name="Lienhypertexte">1.</text:span><text:span text:style-name="T20"><text:tab/></text:span><text:span text:style-name="Lienhypertexte">Expression des besoins</text:span><text:tab/>2</text:a></text:p>
          <text:p text:style-name="P21"><text:a xlink:href="#_Toc111535698" office:target-frame-name="_top" xlink:show="replace"><text:span text:style-name="Lienhypertexte">2.</text:span><text:span text:style-name="T22"><text:tab/></text:span><text:span text:style-name="Lienhypertexte">Diagrammes</text:span><text:tab/>3</text:a></text:p>
          <text:p text:style-name="P23"><text:a xlink:href="#_Toc111535699" office:target-frame-name="_top" xlink:show="replace"><text:span text:style-name="Lienhypertexte">Use Case</text:span><text:tab/>3</text:a></text:p>
          <text:p text:style-name="P24"><text:a xlink:href="#_Toc111535700" office:target-frame-name="_top" xlink:show="replace"><text:span text:style-name="Lienhypertexte">Classes</text:span><text:tab/>3</text:a></text:p>
          <text:p text:style-name="P25"><text:a xlink:href="#_Toc111535701" office:target-frame-name="_top" xlink:show="replace"><text:span text:style-name="Lienhypertexte">Séquence</text:span><text:tab/>3</text:a></text:p>
          <text:p text:style-name="P26"><text:a xlink:href="#_Toc111535702" office:target-frame-name="_top" xlink:show="replace"><text:span text:style-name="Lienhypertexte">3.</text:span><text:span text:style-name="T27"><text:tab/></text:span><text:span text:style-name="Lienhypertexte">Spécifications fonctionnelles</text:span><text:tab/>4</text:a></text:p>
          <text:p text:style-name="P28"><text:a xlink:href="#_Toc111535703" office:target-frame-name="_top" xlink:show="replace"><text:span text:style-name="Lienhypertexte">4.</text:span><text:span text:style-name="T29"><text:tab/></text:span><text:span text:style-name="Lienhypertexte">Maquette</text:span><text:tab/>5</text:a></text:p>
          <text:p text:style-name="P30"><text:a xlink:href="#_Toc111535704" office:target-frame-name="_top" xlink:show="replace"><text:span text:style-name="Lienhypertexte">5.</text:span><text:span text:style-name="T31"><text:tab/></text:span><text:span text:style-name="Lienhypertexte">Spécifications techniques</text:span><text:tab/>6</text:a></text:p>
          <text:p text:style-name="P32"><text:a xlink:href="#_Toc111535705" office:target-frame-name="_top" xlink:show="replace"><text:span text:style-name="Lienhypertexte">6.</text:span><text:span text:style-name="T33"><text:tab/></text:span><text:span text:style-name="Lienhypertexte">Lien GitHub</text:span><text:tab/>7</text:a></text:p>
        </text:index-body>
      </text:table-of-content>
      <text:p text:style-name="Normal"/>
      <text:p text:style-name="Normal"><text:bookmark-end text:name="_Toc111533706"/></text:p>
      <text:table-of-content text:name="_TOC6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
          <text:p text:style-name="P35"/>
        </text:index-body>
      </text:table-of-content>
      <text:p text:style-name="Normal"/>
      <text:p text:style-name="Normal"/>
      <text:p text:style-name="Normal"/>
      <text:p text:style-name="Normal"/>
      <text:p text:style-name="P36">Sarah Lefort</text:p>
      <text:p text:style-name="Normal"/>
      <text:p text:style-name="Normal"/>
      <text:p text:style-name="P37"/>
      <text:list text:style-name="LFO1" text:continue-numbering="true">
        <text:list-item>
          <text:p text:style-name="P38"><text:bookmark-start text:name="_Toc108101725"/><text:bookmark-start text:name="_Toc111533707"/><text:bookmark-start text:name="_Toc111535697"/>Expression des besoins<text:bookmark-end text:name="_Toc108101725"/><text:bookmark-end text:name="_Toc111533707"/><text:bookmark-end text:name="_Toc111535697"/></text:p>
        </text:list-item>
      </text:list>
      <text:p text:style-name="P39"/>
      <text:p text:style-name="P40">Application de gestion d’hôtels.</text:p>
      <text:p text:style-name="P41"/>
      <text:p text:style-name="P42">Elle permet de mettre en avant tous les hôtels partenaires de son projet et d'offrir aux visiteurs, la possibilité de visualiser tous les hôtels répertoriés. Puis de réserver une ou plusieurs chambres disponibles pour une ou plusieurs personnes sur une période donnée.</text:p>
      <text:p text:style-name="P43"/>
      <text:p text:style-name="P44">Dans un premier temps, l’application affiche les hôtels classés par villes.</text:p>
      <text:p text:style-name="P45">En cliquant sur une ville, l’application fournit une liste d’hôtels de cette ville.<text:line-break/>En cliquant sur la photo<text:s/>d’un hôtel, l’application affiche les informations détaillées (nom, tel, adresse, nombre d'étoiles, nombre de chambres disponibles, tarif le plus bas d’une chambre par nuit et toute autre information utile).</text:p>
      <text:p text:style-name="P46">L’admin sera le seul à pouvoir ajouter/modifier/supprimer des villes, des hôtels et leur(s) gestionnaire(s).</text:p>
      <text:p text:style-name="P47">Les gestionnaires peuvent modifier les informations de leurs hôtels.</text:p>
      <text:p text:style-name="P48">Le visiteur aura accès au site, à la liste des villes et des hôtels et pourra faire une recherche par destination (l’application fournira ainsi une liste d’hôtels).</text:p>
      <text:p text:style-name="P49"/>
      <text:p text:style-name="P50">Dans un second temps, l’application devra être responsive.</text:p>
      <text:p text:style-name="P51"/>
      <text:p text:style-name="P52">Enfin, après les deux premiers temps, le client demande à ce que l’application permette de réserver en ligne (paiement et envoi de confirmation de commande), géolocalisation d'un ou plusieurs hôtels, plusieurs images par hôtels, informer les hôteliers en temps réel d'une résa, commentaires sur un hôtel.</text:p>
      <text:p text:style-name="P53"/>
      <text:p text:style-name="P54"/>
      <text:list text:style-name="LFO1" text:continue-numbering="true">
        <text:list-item>
          <text:p text:style-name="P55"><text:bookmark-start text:name="_Toc108101726"/><text:bookmark-start text:name="_Toc111533708"/><text:bookmark-start text:name="_Toc111535698"/>Diagrammes<text:bookmark-end text:name="_Toc108101726"/><text:bookmark-end text:name="_Toc111533708"/><text:bookmark-end text:name="_Toc111535698"/></text:p>
        </text:list-item>
      </text:list>
      <text:h text:style-name="Titre2" text:outline-level="2"><text:bookmark-start text:name="_Toc108101727"/><text:bookmark-start text:name="_Toc111533709"/><text:bookmark-start text:name="_Toc111535699"/>Use Case<text:bookmark-end text:name="_Toc108101727"/><text:bookmark-end text:name="_Toc111533709"/><text:bookmark-end text:name="_Toc111535699"/></text:h>
      <text:p text:style-name="Normal"/>
      <text:h text:style-name="Titre2" text:outline-level="2"><text:bookmark-start text:name="_Toc111535700"/>Classes<text:bookmark-end text:name="_Toc111535700"/></text:h>
      <text:p text:style-name="Normal"/>
      <text:h text:style-name="Titre2" text:outline-level="2"><text:bookmark-start text:name="_Toc111535701"/>Séquence<text:bookmark-end text:name="_Toc111535701"/></text:h>
      <text:p text:style-name="Normal"/>
      <text:p text:style-name="P56"/>
      <text:list text:style-name="LFO1" text:continue-numbering="true">
        <text:list-item>
          <text:p text:style-name="P57"><text:bookmark-start text:name="_Toc111535702"/>Spécifications fonctionnelles<text:bookmark-end text:name="_Toc111535702"/></text:p>
        </text:list-item>
      </text:list>
      <text:p text:style-name="Normal"/>
      <text:p text:style-name="Normal">Une ville est définie par :<text:s/><text:span text:style-name="T58">nom, code postal, pays</text:span><text:s/><text:span text:style-name="T59">(quand il sera ouvert à l’international, le pays sera une table d’association)</text:span>.</text:p>
      <text:p text:style-name="Normal">Un hôtel est défini par :<text:s/><text:span text:style-name="T60">nom, tel, adresse, nombre d'étoiles, nombre de chambres disponibles, tarif le plus bas d’une chambre par nuit</text:span><text:span text:style-name="T61">, ville</text:span>.</text:p>
      <text:p text:style-name="Normal">Un user est défini par :<text:s/><text:span text:style-name="T62">mail</text:span><text:span text:style-name="T63">, password,<text:s/></text:span><text:span text:style-name="T64">active,<text:s/></text:span><text:span text:style-name="T65">role</text:span>.</text:p>
      <text:p text:style-name="Normal">Les rôles sont :<text:s/><text:span text:style-name="T66">admin, gestionnaire</text:span><text:s/>et par la suite user.</text:p>
      <text:p text:style-name="Normal"/>
      <text:list text:style-name="LFO2" text:continue-numbering="true">
        <text:list-item>
          <text:p text:style-name="P67">Dans un premier temps </text:p>
        </text:list-item>
      </text:list>
      <text:p text:style-name="Normal">Pour le VISITEUR, l’application permet de :</text:p>
      <text:list text:style-name="LFO3" text:continue-numbering="true">
        <text:list-item>
          <text:p text:style-name="P68">Avoir accès aux villes et aux hôtels</text:p>
        </text:list-item>
        <text:list-item>
          <text:p text:style-name="P69">Rechercher une destination</text:p>
        </text:list-item>
        <text:list-item>
          <text:p text:style-name="P70">Se connecter</text:p>
        </text:list-item>
      </text:list>
      <text:p text:style-name="Normal"/>
      <text:p text:style-name="Normal">Pour le GESTIONNAIRE, l’application permet en plus du visiteur de :</text:p>
      <text:list text:style-name="LFO3" text:continue-numbering="true">
        <text:list-item>
          <text:p text:style-name="P71">Ajouter, modifier, supprimer un hôtel</text:p>
        </text:list-item>
      </text:list>
      <text:p text:style-name="Normal"/>
      <text:p text:style-name="Normal">Pour l’ADMIN, l’application permet<text:s/>en plus<text:s/>du gestionnaire de :</text:p>
      <text:list text:style-name="LFO3" text:continue-numbering="true">
        <text:list-item>
          <text:p text:style-name="P72">Ajouter, modifier, supprimer une ville</text:p>
        </text:list-item>
        <text:list-item>
          <text:p text:style-name="P73">Ajouter, modifier, supprimer un hôtel</text:p>
        </text:list-item>
        <text:list-item>
          <text:p text:style-name="P74">Ajouter, modifier, supprimer un gestionnaire</text:p>
        </text:list-item>
      </text:list>
      <text:p text:style-name="P75"/>
      <text:p text:style-name="P76">Les spécifications fonctionnelles futures seront développées ultérieurement.</text:p>
      <text:p text:style-name="Normal"><text:span text:style-name="T77">Un customer (relié à un user) sera définir par :<text:s/></text:span><text:span text:style-name="T78">nom, prénom, adresse, téléphone, mail, code postal, ville</text:span><text:span text:style-name="T79">.</text:span></text:p>
      <text:p text:style-name="P80"/>
      <text:p text:style-name="P81"/>
      <text:list text:style-name="LFO1" text:continue-numbering="true">
        <text:list-item>
          <text:p text:style-name="P82"><text:bookmark-start text:name="_Toc111535703"/>Maquette<text:bookmark-end text:name="_Toc111535703"/></text:p>
        </text:list-item>
      </text:list>
      <text:p text:style-name="Normal">Lien Figma :<text:s/></text:p>
      <text:p text:style-name="Normal"/>
      <text:p text:style-name="P83"/>
      <text:list text:style-name="LFO1" text:continue-numbering="true">
        <text:list-item>
          <text:p text:style-name="P84"><text:bookmark-start text:name="_Toc111535704"/>Spécifications techniques<text:bookmark-end text:name="_Toc111535704"/></text:p>
        </text:list-item>
      </text:list>
      <text:p text:style-name="Normal"/>
      <text:p text:style-name="Normal">Les outils de développement seront les suivants :</text:p>
      <text:list text:style-name="LFO3" text:continue-numbering="true">
        <text:list-item>
          <text:p text:style-name="P85">Git/GitHub</text:p>
        </text:list-item>
        <text:list-item>
          <text:p text:style-name="P86">ClickUp</text:p>
        </text:list-item>
        <text:list-item>
          <text:p text:style-name="P87">IntelliJ Community</text:p>
        </text:list-item>
        <text:list-item>
          <text:p text:style-name="P88">VS Code</text:p>
        </text:list-item>
        <text:list-item>
          <text:p text:style-name="P89">Microsoft Word</text:p>
        </text:list-item>
        <text:list-item>
          <text:p text:style-name="P90">App Diagrams :<text:s/><text:a xlink:href="https://app.diagrams.net/" office:target-frame-name="_top" xlink:show="replace"><text:span text:style-name="Lienhypertexte">https://app.diagrams.net/</text:span></text:a></text:p>
        </text:list-item>
        <text:list-item>
          <text:p text:style-name="P91">Figma</text:p>
        </text:list-item>
      </text:list>
      <text:p text:style-name="P92"/>
      <text:list text:style-name="LFO1" text:continue-numbering="true">
        <text:list-item>
          <text:p text:style-name="P93"><text:bookmark-start text:name="_Toc111535705"/>Lien GitHub<text:bookmark-end text:name="_Toc111535705"/></text:p>
        </text:list-item>
      </text:list>
      <text:p text:style-name="Normal"/>
      <text:p text:style-name="P94"><text:a xlink:href="https://github.com/Saralune/Super-Hotel.fr" office:target-frame-name="_top" xlink:show="replace"><text:span text:style-name="Lienhypertexte">https://github.com/Saralune/Super-Hotel.fr</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4%"/>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fo:line-height="104%"/>
      <style:text-properties fo:hyphenate="false"/>
    </style:style>
    <style:style style:name="TM2" style:display-name="TM 2" style:family="paragraph" style:parent-style-name="Normal" style:next-style-name="Normal" style:auto-update="true">
      <style:paragraph-properties fo:margin-bottom="0.0694in" fo:line-height="104%" fo:margin-left="0.1527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3.1618in"/>
    </style:style>
    <style:style style:name="TableColumn4" style:family="table-column">
      <style:table-column-properties style:column-width="3.1381in"/>
    </style:style>
    <style:style style:name="Table2" style:family="table">
      <style:table-properties style:width="6.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tête"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tête"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Policepardéfau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depage" style:family="paragraph">
      <style:paragraph-properties fo:text-align="end"/>
    </style:style>
    <style:style style:name="T15"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depage"><text:span text:style-name="T12">Super-Hotel.fr</text:span></text:p>
            </table:table-cell>
            <table:table-cell table:style-name="TableCell13">
              <text:p text:style-name="P14"><text:span text:style-name="T15"><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er-Hotel.fr</meta:initial-creator>
    <dc:creator>Sarah  LEFORT</dc:creator>
    <meta:creation-date>2022-08-16T07:01:00Z</meta:creation-date>
    <dc:date>2022-08-16T09:51:00Z</dc:date>
    <meta:template xlink:href="Normal" xlink:type="simple"/>
    <meta:editing-cycles>4</meta:editing-cycles>
    <meta:editing-duration>PT10140S</meta:editing-duration>
    <meta:document-statistic meta:page-count="7" meta:paragraph-count="7" meta:word-count="610" meta:character-count="3961" meta:row-count="27" meta:non-whitespace-character-count="3358"/>
  </office:meta>
</office:document-meta>
</file>